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22.949cm" fo:min-width="19.454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9.457cm" fo:min-width="32.366cm" fo:padding-top="0.177cm" fo:padding-bottom="0.177cm" fo:padding-left="0.302cm" fo:padding-right="0.302cm"/>
    </style:style>
    <style:style style:name="gr3" style:family="graphic" style:parent-style-name="objectwithoutfill">
      <style:graphic-properties draw:stroke="solid" draw:stroke-dash="Ultrafine_20_Dashed" svg:stroke-width="0.212cm" draw:marker-start="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212cm" draw:marker-start="" draw:marker-start-width="0.518cm" draw:marker-end="Small_20_Arrow" draw:marker-end-width="0.518cm" draw:stroke-linejoin="miter" svg:stroke-linecap="square" draw:fill="none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draw:stroke="dash" draw:stroke-dash="Fine_20_Dott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433cm" fo:min-width="0.18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6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50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8.38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59cm" fo:min-width="0cm"/>
    </style:style>
    <style:style style:name="gr13" style:family="graphic" style:parent-style-name="objectwithoutfill">
      <style:graphic-properties draw:stroke="solid" draw:stroke-dash="Ultrafine_20_Dashed" svg:stroke-width="0.159cm" draw:marker-start="" draw:marker-start-width="0.438cm" draw:marker-end="Small_20_Arrow" draw:marker-end-width="0.538cm" draw:fill="none" draw:textarea-vertical-align="middle" fo:padding-top="0.204cm" fo:padding-bottom="0.204cm" fo:padding-left="0.329cm" fo:padding-right="0.329cm"/>
    </style:style>
    <style:style style:name="gr14" style:family="graphic" style:parent-style-name="objectwithoutfill">
      <style:graphic-properties svg:stroke-width="0.159cm" draw:marker-start="" draw:marker-start-width="0.438cm" draw:marker-end="Small_20_Arrow" draw:marker-end-width="0.438cm" draw:stroke-linejoin="miter" svg:stroke-linecap="square" draw:fill="none" draw:textarea-vertical-align="middle" fo:padding-top="0.204cm" fo:padding-bottom="0.204cm" fo:padding-left="0.329cm" fo:padding-right="0.3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58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text-properties fo:font-size="80pt" fo:font-style="italic"/>
    </style:style>
    <style:style style:name="P5" style:family="paragraph">
      <loext:graphic-properties draw:fill="none" draw:fill-color="#ffffff"/>
      <style:text-properties fo:font-size="80pt" fo:font-style="italic"/>
    </style:style>
    <style:style style:name="P6" style:family="paragraph">
      <style:text-properties fo:font-size="60pt" style:font-size-asian="60pt" style:font-size-complex="60pt"/>
    </style:style>
    <style:style style:name="P7" style:family="paragraph">
      <loext:graphic-properties draw:fill="none" draw:fill-color="#ffffff"/>
      <style:text-properties fo:font-size="60pt" style:font-size-asian="60pt" style:font-size-complex="60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style:text-position="-33% 58%"/>
    </style:style>
    <style:style style:name="T3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2.97cm" svg:height="23.303cm" draw:transform="rotate (1.5707963267949) translate (19.579cm 51.4cm)">
          <text:p/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" draw:text-style-name="P1" draw:layer="layout" svg:width="32.97cm" svg:height="19.811cm" draw:transform="skewX (-0.0441568300754565) rotate (1.5707963267949) translate (42.881cm 50.525cm)">
          <text:p/>
          <draw:enhanced-geometry svg:viewBox="0 0 21600 21600" draw:glue-points="12960 0 10800 0 2160 10800 8600 21600 10800 21600 19400 10800" draw:text-areas="4230 0 17370 21600" draw:mirror-horizontal="true" draw:mirror-vertical="false" draw:type="flowchart-data" draw:enhanced-path="M 4230 0 L 21600 0 17370 21600 0 21600 4230 0 Z N"/>
        </draw:custom-shape>
        <draw:line draw:style-name="gr3" draw:text-style-name="P1" draw:layer="layout" svg:x1="30.607cm" svg:y1="34.867cm" svg:x2="17.716cm" svg:y2="39.577cm">
          <text:p/>
        </draw:line>
        <draw:line draw:style-name="gr3" draw:text-style-name="P1" draw:layer="layout" svg:x1="53.293cm" svg:y1="34.543cm" svg:x2="60.482cm" svg:y2="36.278cm">
          <text:p/>
        </draw:line>
        <draw:line draw:style-name="gr4" draw:text-style-name="P1" draw:layer="layout" svg:x1="19.748cm" svg:y1="18.341cm" svg:x2="39.659cm" svg:y2="11.241cm">
          <text:p/>
        </draw:line>
        <draw:line draw:style-name="gr4" draw:text-style-name="P1" draw:layer="layout" svg:x1="39.41cm" svg:y1="11.241cm" svg:x2="62.7cm" svg:y2="17.497cm">
          <text:p/>
        </draw:line>
        <draw:line draw:style-name="gr5" draw:text-style-name="P1" draw:layer="layout" svg:x1="41.394cm" svg:y1="17.57cm" svg:x2="41.394cm" svg:y2="5.673cm">
          <text:p/>
        </draw:line>
        <draw:line draw:style-name="gr6" draw:text-style-name="P1" draw:layer="layout" svg:x1="39.535cm" svg:y1="11.223cm" svg:x2="39.535cm" svg:y2="37.767cm">
          <text:p/>
        </draw:line>
        <draw:line draw:style-name="gr6" draw:text-style-name="P1" draw:layer="layout" svg:x1="19.506cm" svg:y1="44.885cm" svg:x2="39.655cm" svg:y2="37.646cm">
          <text:p/>
        </draw:line>
        <draw:line draw:style-name="gr6" draw:text-style-name="P1" draw:layer="layout" svg:x1="39.535cm" svg:y1="37.767cm" svg:x2="62.7cm" svg:y2="44.041cm">
          <text:p/>
        </draw:line>
        <draw:line draw:style-name="gr7" draw:text-style-name="P1" draw:layer="layout" svg:x1="28.917cm" svg:y1="34.388cm" svg:x2="32.295cm" svg:y2="35.353cm">
          <text:p/>
        </draw:line>
        <draw:line draw:style-name="gr7" draw:text-style-name="P1" draw:layer="layout" svg:x1="30.606cm" svg:y1="33.182cm" svg:x2="30.606cm" svg:y2="36.44cm">
          <text:p/>
        </draw:line>
        <draw:line draw:style-name="gr7" draw:text-style-name="P1" draw:layer="layout" svg:x1="53.41cm" svg:y1="33.061cm" svg:x2="53.41cm" svg:y2="36.077cm">
          <text:p/>
        </draw:line>
        <draw:line draw:style-name="gr7" draw:text-style-name="P1" draw:layer="layout" svg:x1="52.083cm" svg:y1="35.112cm" svg:x2="54.858cm" svg:y2="34.026cm">
          <text:p/>
        </draw:line>
        <draw:line draw:style-name="gr7" draw:text-style-name="P1" draw:layer="layout" svg:x1="39.776cm" svg:y1="17.256cm" svg:x2="43.154cm" svg:y2="18.221cm">
          <text:p/>
        </draw:line>
        <draw:line draw:style-name="gr7" draw:text-style-name="P1" draw:layer="layout" svg:x1="40.138cm" svg:y1="18.221cm" svg:x2="42.913cm" svg:y2="17.135cm">
          <text:p/>
        </draw:line>
        <draw:custom-shape draw:style-name="gr8" draw:text-style-name="P3" draw:layer="layout" svg:width="0.965cm" svg:height="0.965cm" svg:x="40.983cm" svg:y="31.735cm">
          <text:p text:style-name="P2"><text:span text:style-name="T1"/></text:p>
          <text:p text:style-name="P2"><text:span text:style-name="T1"><text:s text:c="2"/></text:span><text:s text:c="13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9" draw:text-style-name="P5" draw:layer="layout" svg:width="4.007cm" svg:height="7.919cm" svg:x="39.293cm" svg:y="27.506cm">
          <draw:text-box>
            <text:p text:style-name="P4">p<text:span text:style-name="T2">ijk</text:span></text:p>
          </draw:text-box>
        </draw:frame>
        <draw:frame draw:style-name="gr10" draw:text-style-name="P5" draw:layer="layout" svg:width="11.648cm" svg:height="11.753cm" svg:x="22.2cm" svg:y="37.6cm">
          <draw:text-box>
            <text:p text:style-name="P4">u<text:span text:style-name="T2">i+1/2,j,k</text:span></text:p>
          </draw:text-box>
        </draw:frame>
        <draw:frame draw:style-name="gr11" draw:text-style-name="P5" draw:layer="layout" svg:width="16.462cm" svg:height="28.637cm" svg:x="54.7cm" svg:y="30.7cm">
          <draw:text-box>
            <text:p text:style-name="P4">v<text:span text:style-name="T2">i,j+1/2,k</text:span></text:p>
          </draw:text-box>
        </draw:frame>
        <draw:frame draw:style-name="gr12" draw:text-style-name="P7" draw:layer="layout" svg:width="2.501cm" svg:height="4.109cm" svg:x="4.399cm" svg:y="8.5cm">
          <draw:text-box>
            <text:p text:style-name="P6"><text:span text:style-name="T3">x</text:span></text:p>
          </draw:text-box>
        </draw:frame>
        <draw:line draw:style-name="gr13" draw:text-style-name="P1" draw:layer="layout" svg:x1="9.491cm" svg:y1="9.89cm" svg:x2="4.3cm" svg:y2="11.9cm">
          <text:p/>
        </draw:line>
        <draw:line draw:style-name="gr13" draw:text-style-name="P1" draw:layer="layout" svg:x1="9.511cm" svg:y1="9.865cm" svg:x2="14.9cm" svg:y2="11.3cm">
          <text:p/>
        </draw:line>
        <draw:line draw:style-name="gr14" draw:text-style-name="P1" draw:layer="layout" svg:x1="9.512cm" svg:y1="9.897cm" svg:x2="9.5cm" svg:y2="3.6cm">
          <text:p/>
        </draw:line>
        <draw:frame draw:style-name="gr12" draw:text-style-name="P7" draw:layer="layout" svg:width="2.501cm" svg:height="4.109cm" svg:x="13.299cm" svg:y="7.8cm">
          <draw:text-box>
            <text:p text:style-name="P6"><text:span text:style-name="T3">y</text:span></text:p>
          </draw:text-box>
        </draw:frame>
        <draw:frame draw:style-name="gr12" draw:text-style-name="P7" draw:layer="layout" svg:width="2.501cm" svg:height="4.109cm" svg:x="10.099cm" svg:y="3.091cm">
          <draw:text-box>
            <text:p text:style-name="P6"><text:span text:style-name="T3">z</text:span></text:p>
          </draw:text-box>
        </draw:frame>
        <draw:frame draw:style-name="gr15" draw:text-style-name="P5" draw:layer="layout" svg:width="17.3cm" svg:height="4.108cm" svg:x="42.2cm" svg:y="7.292cm">
          <draw:text-box>
            <text:p text:style-name="P4">w<text:span text:style-name="T2">i,j,k+1/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alentin Miu</meta:initial-creator>
    <meta:creation-date>2017-11-15T16:25:29.460395710</meta:creation-date>
    <dc:date>2017-11-15T17:09:53.109800521</dc:date>
    <dc:creator>Valentin Miu</dc:creator>
    <meta:editing-duration>PT27M30S</meta:editing-duration>
    <meta:editing-cycles>10</meta:editing-cycles>
    <meta:generator>LibreOffice/5.0.6.2$Linux_X86_64 LibreOffice_project/00$Build-2</meta:generator>
    <meta:document-statistic meta:object-count="27"/>
  </office:meta>
</office:document-meta>
</file>